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7" style:parent-style-name="StrongEmphasis" style:family="text">
      <style:text-properties fo:font-weight="normal" style:font-weight-asian="normal" style:font-weight-complex="normal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T9" style:parent-style-name="StrongEmphasis" style:family="text">
      <style:text-properties fo:font-weight="normal" style:font-weight-asian="normal" style:font-weight-complex="normal"/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T19" style:parent-style-name="StrongEmphasis" style:family="text">
      <style:text-properties fo:font-weight="normal" style:font-weight-asian="normal" style:font-weight-complex="normal"/>
    </style:style>
    <style:style style:name="T20" style:parent-style-name="StrongEmphasis" style:family="text">
      <style:text-properties fo:font-weight="normal" style:font-weight-asian="normal" style:font-weight-complex="normal"/>
    </style:style>
  </office:automatic-styles>
  <office:body>
    <office:text text:use-soft-page-breaks="true">
      <text:h text:style-name="P1" text:outline-level="3">12.Άρθρα και Αφιερώματα</text:h>
      <text:p text:style-name="Textbody"><text:span text:style-name="StrongEmphasis">Βασική Ροή:</text:span></text:p>
      <text:list text:style-name="LFO1" text:continue-numbering="true">
        <text:list-item>
          <text:p text:style-name="P2">Ο χρήστης πατάει το κουμπί "Άρθρα και Αφιερώματα" στην κεντρική οθόνη.</text:p>
        </text:list-item>
        <text:list-item>
          <text:p text:style-name="P3">Το σύστημα εμφανίζει την οθόνη "Άρθρα και Αφιερώματα", όπου περιλαμβάνονται<text:s/>μουσικά<text:s/>άρθρα<text:s/>και<text:s/>αφιερώματα.<text:s/>Στην τρέχουσα οθόνη βρίσκονται<text:s/>μπάρα<text:s/>και φίλτρα<text:s/>αναζήτησης.</text:p>
        </text:list-item>
        <text:list-item>
          <text:p text:style-name="P4">Ο χρήστης επιλέγει/αναζητά<text:s/>το άρθρο ή αφιέρωμα που τον ενδιαφέρει.</text:p>
        </text:list-item>
        <text:list-item>
          <text:p text:style-name="P5">Το σύστημα<text:s/>βρίσκει και<text:s/>εμφανίζει το πλήρες κείμενο του άρθρου ή του αφιερώματος.</text:p>
        </text:list-item>
        <text:list-item>
          <text:p text:style-name="P6">Ο χρήστης έχει τη δυνατότητα να κάνει like, να το αποθηκεύσει ή να το μοιραστεί μέσω της επιλογής "Μοιραστείτε".</text:p>
        </text:list-item>
      </text:list>
      <text:p text:style-name="Textbody"><text:span text:style-name="StrongEmphasis">Εναλλακτική Ροή 1:</text:span><text:line-break/>3.α.1.<text:s/><text:span text:style-name="T7">Το σύστημα δεν βρίσκει το άρθρο ή το αφιέρωμα που αναζήτησε/επέλεξε ο χρήστης.</text:span><text:line-break/>3.α.2. Ο<text:span text:style-name="T8"><text:s/></text:span><text:span text:style-name="T9">Το συστημα βγαζει μηνυμα “Δεν βρεθηκαν αποτελεσματα”.</text:span></text:p>
      <text:p text:style-name="HorizontalLine"/>
      <text:h text:style-name="Heading3" text:outline-level="3">13.Πληροφορίες για Events Καλλιτεχνών</text:h>
      <text:p text:style-name="Textbody"><text:span text:style-name="StrongEmphasis">Βασική Ροή:</text:span></text:p>
      <text:list text:style-name="LFO2" text:continue-numbering="true">
        <text:list-item>
          <text:p text:style-name="P10">Ο χρήστης πατάει το κουμπί "Events Καλλιτεχνών" στην κεντρική οθόνη.</text:p>
        </text:list-item>
        <text:list-item>
          <text:p text:style-name="P11">Το σύστημα εμφανίζει μια λίστα με επερχόμενα events (συναυλίες, παρουσιάσεις, φεστιβάλ), οργανωμένα ανά καλλιτέχνη, ημερομηνία, ή τοποθεσία.</text:p>
        </text:list-item>
        <text:list-item>
          <text:p text:style-name="P12">Ο χρήστης επιλέγει το event που τον ενδιαφέρει.</text:p>
        </text:list-item>
        <text:list-item>
          <text:p text:style-name="P13">Το σύστημα εμφανίζει<text:s/>ένα διάλογο με<text:s/>πληροφορίες για το event, όπως:</text:p>
          <text:list text:continue-numbering="true">
            <text:list-item>
              <text:p text:style-name="P14">Ημερομηνία και ώρα.</text:p>
            </text:list-item>
            <text:list-item>
              <text:p text:style-name="P15">Τοποθεσία/Χώρος.</text:p>
            </text:list-item>
            <text:list-item>
              <text:p text:style-name="P16">Περιγραφή του event.</text:p>
            </text:list-item>
            <text:list-item>
              <text:p text:style-name="P17">Λεπτομέρειες για την αγορά εισιτηρίων (εφόσον υπάρχουν).</text:p>
            </text:list-item>
          </text:list>
        </text:list-item>
        <text:list-item>
          <text:p text:style-name="P18">Ο χρήστης μπορεί να αποθηκεύσει το event, να το μοιραστεί ή να πλοηγηθεί σε εξωτερικό σύνδεσμο για αγορά εισιτηρίων.</text:p>
        </text:list-item>
      </text:list>
      <text:p text:style-name="Textbody"><text:span text:style-name="StrongEmphasis">Εναλλακτική Ροή 1:</text:span><text:line-break/>3.α.1. Ο χρήστης δεν βρίσκει κάποιο event που να τον ενδιαφέρει.<text:line-break/>3.α.2. Ο χρηστης χρησιμοποιει φίλτρα (π.χ. βάση καλλιτέχνη, ημερομηνίας, περιοχής) ή τη μπάρα αναζήτησης για να εντοπίσει σχετικά events.</text:p>
      <text:p text:style-name="Textbody">3.α.3 Το συστημα εμφανηζει τα αποτελεσματα της αναζητησης</text:p>
      <text:p text:style-name="Textbody"><text:span text:style-name="StrongEmphasis">Εναλλακτική Ροή 2.1(Της εναλλακτικης ροης 1):</text:span></text:p>
      <text:p text:style-name="Textbody"><text:span text:style-name="StrongEmphasis">(3.α.3).α.1<text:s/></text:span><text:span text:style-name="T19">Το συστημα δεν βρισκει αποτελεσματα</text:span></text:p>
      <text:p text:style-name="Textbody"><text:span text:style-name="T20">(3.α..3).α.2 Το συστημα βγαζει μηνυμα “Δεν βρεθηκαν αποτελεσματα”</text:span></text:p>
      <text:p text:style-name="Textbody"/>
      <text:p text:style-name="Textbody"><text:span text:style-name="StrongEmphasis">Εναλλακτική Ροή 2:</text:span><text:line-break/>5.α.1. Ο σύνδεσμος για αγορά εισιτηρίων δεν είναι διαθέσιμος.<text:line-break/>5.α.2. Το σύστημα εμφανίζει μήνυμα που ενημερώνει τον χρήστη ότι μπορεί να βρει περισσότερες πληροφορίες στον επίσημο ιστότοπο του καλλιτέχνη ή του διοργανωτή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ΜΟΡΦΟΠΟΥΛΟΣ ΑΘΑΝΑΣΙΟΣ</dc:creator>
    <meta:creation-date>2025-03-28T21:06:00Z</meta:creation-date>
    <dc:date>2025-04-23T12:05:00Z</dc:date>
    <meta:template xlink:href="Normal" xlink:type="simple"/>
    <meta:editing-cycles>6</meta:editing-cycles>
    <meta:editing-duration>PT5280S</meta:editing-duration>
    <meta:document-statistic meta:page-count="2" meta:paragraph-count="3" meta:word-count="297" meta:character-count="1991" meta:row-count="14" meta:non-whitespace-character-count="1697"/>
  </office:meta>
</office:document-meta>
</file>